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a638" officeooo:paragraph-rsid="000fa638"/>
    </style:style>
    <style:style style:name="P2" style:family="paragraph" style:parent-style-name="Standard">
      <style:text-properties officeooo:rsid="0012329d" officeooo:paragraph-rsid="0012329d"/>
    </style:style>
    <style:style style:name="P3" style:family="paragraph" style:parent-style-name="Standard">
      <style:text-properties officeooo:rsid="00139efe" officeooo:paragraph-rsid="00139e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guntas a Stefan por Proof</text:p>
      <text:p text:style-name="P1"/>
      <text:p text:style-name="P1">- A Review in Coastal Urban Ecology: Resear h Gaps, Challenges, and Needs</text:p>
      <text:p text:style-name="P2">- short runnung: Coastal Urban Ecology Review</text:p>
      <text:p text:style-name="P2"/>
      <text:p text:style-name="P3">modificacion del caption</text:p>
      <text:p text:style-name="P3">Figure 3. Temporal distribution of categories. Articles in coastal urban ecology were categorised</text:p>
      <text:p text:style-name="P3">according to disciplinary focus (A), research approach (B), type of analysis (C), and main research objectives (D).</text:p>
      <text:p text:style-name="P1"/>
      <text:p text:style-name="P3">o </text:p>
      <text:p text:style-name="P3"/>
      <text:p text:style-name="P3">Figure 3. Temporal distribution of categories. Articles in coastal urban ecology were categorised</text:p>
      <text:p text:style-name="P3">according to A. disciplinary focus, B. research approach, C. type of analysis, and D. main research objectives.</text:p>
      <text:p text:style-name="P1"/>
      <text:p text:style-name="P1"/>
      <text:p text:style-name="P1">P Plisco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rgia Graells</meta:initial-creator>
    <meta:creation-date>2021-05-03T10:35:30.914988936</meta:creation-date>
    <dc:date>2021-05-03T11:43:35.572962775</dc:date>
    <dc:creator>Giorgia Graells</dc:creator>
    <meta:editing-duration>PT57M5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91" meta:character-count="602" meta:non-whitespace-character-count="520"/>
  </office:meta>
</office:document-meta>
</file>